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IME TAKEN IN ASCENDING ORDER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N(inputs)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165" calcext:value-type="float">
            <text:p>0.001165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3161" calcext:value-type="float">
            <text:p>0.0031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808" calcext:value-type="float">
            <text:p>0.00480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11921" calcext:value-type="float">
            <text:p>0.01192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11108" calcext:value-type="float">
            <text:p>0.0111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24598" calcext:value-type="float">
            <text:p>0.0245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9074" calcext:value-type="float">
            <text:p>0.01907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42607" calcext:value-type="float">
            <text:p>0.0426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34481" calcext:value-type="float">
            <text:p>0.03448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69962" calcext:value-type="float">
            <text:p>0.06996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65468" calcext:value-type="float">
            <text:p>0.06546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149299" calcext:value-type="float">
            <text:p>0.1492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16407" calcext:value-type="float">
            <text:p>0.116407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266661" calcext:value-type="float">
            <text:p>0.266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5:21:01.852899356</meta:creation-date>
    <dc:date>2023-08-24T16:10:47.034452333</dc:date>
    <meta:editing-duration>PT20M55S</meta:editing-duration>
    <meta:editing-cycles>3</meta:editing-cycles>
    <meta:generator>LibreOffice/7.3.7.2$Linux_X86_64 LibreOffice_project/30$Build-2</meta:generator>
    <meta:document-statistic meta:table-count="1" meta:cell-count="49" meta:object-count="0"/>
  </office:meta>
</office:document-meta>
</file>